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51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1.365cm"/>
    </style:style>
    <style:style style:name="co6" style:family="table-column">
      <style:table-column-properties fo:break-before="auto" style:column-width="1.2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1.393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1.995cm"/>
    </style:style>
    <style:style style:name="co13" style:family="table-column">
      <style:table-column-properties fo:break-before="auto" style:column-width="2.05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3333" style:font-name="Droid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5" style:family="table-cell" style:parent-style-name="Default" style:data-style-name="N0"/>
    <style:style style:name="gr1" style:family="graphic">
      <style:graphic-properties draw:stroke="none" svg:stroke-color="#000000" draw:fill="none" draw:fill-color="#ffffff" fo:min-height="19.197cm"/>
    </style:style>
    <style:style style:name="P1" style:family="paragraph">
      <style:paragraph-properties fo:text-align="justify"/>
    </style:style>
    <style:style style:name="T1" style:family="text">
      <style:text-properties style:font-name="Droid Sans" fo:font-size="11pt" style:font-size-asian="11pt" style:font-size-complex="11pt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default-cell-style-name="ce2"/>
        <table:table-column table:style-name="co12" table:default-cell-style-name="ce2"/>
        <table:table-column table:style-name="co10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P05EJ07 – Enunciado</text:p>
          </table:table-cell>
          <table:table-cell table:number-columns-repeated="8"/>
          <table:table-cell table:style-name="ce1" office:value-type="string">
            <text:p>TP05EJ07 – Tabla de datos de prueba</text:p>
          </table:table-cell>
          <table:table-cell table:style-name="ce1" table:number-columns-repeated="2"/>
          <table:table-cell table:number-columns-repeated="3"/>
          <table:table-cell table:style-name="ce2" table:number-columns-repeated="2"/>
          <table:table-cell/>
        </table:table-row>
        <table:table-row table:style-name="ro2">
          <table:table-cell table:style-name="Default">
            <draw:frame table:end-cell-address="Hoja1.I45" table:end-x="1.991cm" table:end-y="0.214cm" draw:z-index="0" draw:style-name="gr1" draw:text-style-name="P1" svg:width="16.412cm" svg:height="19.197cm" svg:x="0.083cm" svg:y="0.361cm">
              <draw:text-box>
                <text:p text:style-name="P1"><text:span text:style-name="T1">Se desea ingresar un lote de números que representa las mediciones de una máquina. Se le solicitó a Ud., futuro programador, un programa que debe solicitar los números uno a continuación del otro analizando a los mismos, para lo cual se deben tener en cuenta las siguientes reglas:</text:span></text:p>
                <text:p text:style-name="P1"><text:span text:style-name="T1"/></text:p>
                <text:p text:style-name="P1"><text:span text:style-name="T1">a) Si el promedio de cada una de las tres primeras ternas de números positivos consecutivos es menor que 8 el programa debe interrumpirse y mostrar el cartel "Fallas en el suministro eléctrico".</text:span></text:p>
                <text:p text:style-name="P1"><text:span text:style-name="T1"/></text:p>
                <text:p text:style-name="P1"><text:span text:style-name="T1">b) Si se ingresan 4 números primos y positivos consecutivamente el programa debe interrumpirse y mostrar el cartel "Reponer insumos".</text:span></text:p>
                <text:p text:style-name="P1"><text:span text:style-name="T1"/></text:p>
                <text:p text:style-name="P1"><text:span text:style-name="T1">c) Si no sucede nada de lo anterior el programa finaliza cuando se ingresa un cero y se mostrará el cartel "Exitoso".</text:span></text:p>
                <text:p text:style-name="P1"><text:span text:style-name="T1"/></text:p>
                <text:p text:style-name="P1"><text:span text:style-name="T1">Observaciones:</text:span></text:p>
                <text:p text:style-name="P1"><text:span text:style-name="T1">- El programa debe mostrar uno sólo de los posibles mensajes.</text:span></text:p>
                <text:p text:style-name="P1"><text:span text:style-name="T1">- Si se produce la interrupción (casos a) ó b) entonces el programa no debe seguir pidiendo números, en ese caso debe esperarse el valor cero para terminar.</text:span></text:p>
                <text:p text:style-name="P1"><text:span text:style-name="T1"/></text:p>
                <text:p text:style-name="P1"><text:span text:style-name="T1"/></text:p>
                <text:p/>
              </draw:text-box>
            </draw:frame>
          </table:table-cell>
          <table:table-cell table:number-columns-repeated="14"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table:style-name="ce3" office:value-type="string">
            <text:p>Datos</text:p>
          </table:table-cell>
          <table:table-cell table:style-name="ce4" table:number-columns-repeated="4"/>
          <table:table-cell/>
          <table:table-cell table:style-name="ce4" table:number-columns-repeated="2"/>
          <table:table-cell/>
        </table:table-row>
        <table:table-row table:style-name="ro2">
          <table:table-cell table:number-columns-repeated="9"/>
          <table:table-cell office:value-type="string">
            <text:p>1, 5, 4, -6, -7, 7, 7, 4, 1, 3, 3 ---</text:p>
          </table:table-cell>
          <table:table-cell table:number-columns-repeated="5"/>
          <table:table-cell table:style-name="ce2" table:number-columns-repeated="2"/>
          <table:table-cell/>
        </table:table-row>
        <table:table-row table:style-name="ro2">
          <table:table-cell table:number-columns-repeated="18"/>
        </table:table-row>
        <table:table-row table:style-name="ro2">
          <table:table-cell table:number-columns-repeated="9"/>
          <table:table-cell table:style-name="ce3" office:value-type="string">
            <text:p>Salida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>
            <text:p>Fallas en el suministro eléctrico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>
            <text:p>------------------------------------------------------------------</text:p>
          </table:table-cell>
          <table:table-cell table:number-columns-repeated="8"/>
        </table:table-row>
        <table:table-row table:style-name="ro2">
          <table:table-cell table:number-columns-repeated="9"/>
          <table:table-cell table:style-name="ce3" office:value-type="string">
            <text:p>Datos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>
            <text:p>9, 10, 10, -6, -7, 7, 7, 4, 1, 3, 3, 9, 0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9"/>
          <table:table-cell table:style-name="ce3" office:value-type="string">
            <text:p>Salida</text:p>
          </table:table-cell>
          <table:table-cell table:number-columns-repeated="7"/>
          <table:table-cell table:style-name="ce5"/>
        </table:table-row>
        <table:table-row table:style-name="ro2">
          <table:table-cell table:number-columns-repeated="9"/>
          <table:table-cell office:value-type="string">
            <text:p>Exitoso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>
            <text:p>------------------------------------------------------------------</text:p>
          </table:table-cell>
          <table:table-cell table:number-columns-repeated="8"/>
        </table:table-row>
        <table:table-row table:style-name="ro2">
          <table:table-cell table:number-columns-repeated="9"/>
          <table:table-cell table:style-name="ce3" office:value-type="string">
            <text:p>Datos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>
            <text:p>1, 5, 4, -6, -7, 7, 7, 16, 5, 3, 3, 11 ---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9"/>
          <table:table-cell table:style-name="ce3" office:value-type="string">
            <text:p>Salida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>
            <text:p>Reponer insumos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>
            <text:p>------------------------------------------------------------------</text:p>
          </table:table-cell>
          <table:table-cell table:number-columns-repeated="8"/>
        </table:table-row>
        <table:table-row table:style-name="ro2">
          <table:table-cell table:number-columns-repeated="9"/>
          <table:table-cell table:style-name="ce3" office:value-type="string">
            <text:p>Datos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>
            <text:p>3, 7, 4, -5, -8, 7, 8, 6, 3, 1, 4 ---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9"/>
          <table:table-cell table:style-name="ce3" office:value-type="string">
            <text:p>Salida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>
            <text:p>Fallas en el suministro eléctrico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8"/>
          <table:table-cell office:value-type="string">
            <text:p>------------------------------------------------------------------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8"/>
          <table:table-cell table:style-name="ce3" office:value-type="string">
            <text:p>Datos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office:value-type="string">
            <text:p>10, 11, 12, 10, 17, 11, -1, 3, 7, 5, 11 --- 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9"/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3" office:value-type="string">
            <text:p>Salida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office:value-type="string">
            <text:p>Reponer insumos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office:value-type="string">
            <text:p>------------------------------------------------------------------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3" office:value-type="string">
            <text:p>Datos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office:value-type="string">
            <text:p>10, 11, 12, 10, 17, 11, -1, 3, 7, 5, 0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9"/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3" office:value-type="string">
            <text:p>Salida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office:value-type="string">
            <text:p>Exitoso</text:p>
          </table:table-cell>
          <table:table-cell table:style-name="Default" table:number-columns-repeated="5"/>
          <table:table-cell table:number-columns-repeated="3"/>
        </table:table-row>
      </table:table>
      <table:table table:name="Hoja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11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currency-style style:name="N116P0" style:volatile="true">
      <number:currency-symbol number:language="es" number:country="AR">$</number:currency-symbol>
      <number:number number:decimal-places="1" number:min-integer-digits="1" number:grouping="true"/>
    </number:currency-style>
    <number:currency-style style:name="N116">
      <style:text-properties fo:color="#ff0000"/>
      <number:text>(</number:text>
      <number:currency-symbol number:language="es" number:country="AR">$</number:currency-symbol>
      <number:number number:decimal-places="1" number:min-integer-digits="1" number:grouping="true"/>
      <number:text>)</number:text>
      <style:map style:condition="value()&gt;=0" style:apply-style-name="N11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/04/2011</text:date>, <text:time>16:43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4T16:25:51</meta:creation-date>
    <dc:date>2011-04-24T16:43:40</dc:date>
    <meta:editing-duration>PT17M50S</meta:editing-duration>
    <meta:editing-cycles>14</meta:editing-cycles>
    <meta:generator>LibreOffice/3.3$Linux LibreOffice_project/330m19$Build-202</meta:generator>
    <meta:document-statistic meta:table-count="3" meta:cell-count="31" meta:object-count="1"/>
  </office:meta>
</office:document-meta>
</file>